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 Light" svg:font-family="Calibri Light" svg:panose-1="2 15 3 2 2 2 4 3 2 4"/>
    <style:font-face style:font-family-generic="swiss" style:font-pitch="variable" style:name="Calibri" svg:font-family="Calibri" svg:panose-1="2 15 5 2 2 2 4 3 2 4"/>
  </office:font-face-decls>
  <office:automatic-styles>
    <style:style style:family="paragraph" style:name="afa3b36" style:parent-style-name="Normal">
      <style:paragraph-properties fo:line-height="100%" fo:margin-bottom="0.0mm"/>
      <style:text-properties fo:color="#7030A0" style:text-underline-style="solid"/>
    </style:style>
    <style:style style:family="table-cell" style:name="a9442a0">
      <style:table-cell-properties fo:background-color="#ED7D31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cell" style:name="acbb25d">
      <style:table-cell-properties fo:background-color="#FF0000" fo:border="0.0007in solid #000000" fo:border-bottom="0.18mm solid #000000" fo:border-left="0.18mm solid #000000" fo:border-right="0.18mm solid #000000" fo:border-top="0.18mm solid #000000" fo:padding="0.0382in" fo:padding-bottom="0.0mm" fo:padding-left="1.91mm" fo:padding-right="1.91mm" fo:padding-top="0.0mm"/>
    </style:style>
    <style:style style:family="paragraph" style:name="a84c6e7" style:parent-style-name="Normal">
      <style:paragraph-properties fo:line-height="100%" fo:margin-bottom="0.0mm"/>
      <style:text-properties fo:color="#7030A0" style:text-underline-style="solid"/>
    </style:style>
    <style:style style:family="table-cell" style:name="a46702e">
      <style:table-cell-properties fo:background-color="#ED7D31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fdd0ec" style:parent-style-name="Normal">
      <style:paragraph-properties fo:line-height="100%" fo:margin-bottom="0.0mm"/>
      <style:text-properties fo:color="#00B0F0" fo:font-style="italic" style:font-style-asian="italic"/>
    </style:style>
    <style:style style:family="table-cell" style:name="a46b0fa">
      <style:table-cell-properties fo:background-color="#FF00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ext" style:name="a74becb" style:parent-style-name="DefaultParagraphFont">
      <style:text-properties fo:color="#FF0000" fo:font-weight="bold" style:font-weight-asian="bold"/>
    </style:style>
    <style:style style:family="paragraph" style:name="a03ba67" style:parent-style-name="Normal">
      <style:paragraph-properties fo:break-before="page" fo:line-height="100%" fo:margin-bottom="0.0mm"/>
      <style:text-properties/>
    </style:style>
    <style:style style:family="table-cell" style:name="a04b285">
      <style:table-cell-properties fo:background-color="#FFFF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column" style:name="a0cb528">
      <style:table-column-properties style:rel-column-width="72*"/>
    </style:style>
    <style:style style:family="table-column" style:name="a3140da">
      <style:table-column-properties style:rel-column-width="23*"/>
    </style:style>
    <style:style style:family="table-column" style:name="a8b952e">
      <style:table-column-properties style:rel-column-width="5*"/>
    </style:style>
    <style:style style:family="table" style:name="af0edcd">
      <style:table-properties fo:margin-left="0.0mm" style:width="15.984cm" table:align="left"/>
    </style:style>
    <style:style style:family="table" style:name="ac77c51">
      <style:table-properties fo:margin-left="0.0mm" style:rel-width="100%" style:width="15.984cm" table:align="left"/>
    </style:style>
    <style:style style:family="table-column" style:name="a6c29d1">
      <style:table-column-properties style:column-width="28.54mm"/>
    </style:style>
    <style:style style:family="table-column" style:name="ade65b1">
      <style:table-column-properties style:column-width="131.3mm"/>
    </style:style>
    <style:style style:family="table" style:name="a1c13d1">
      <style:table-properties fo:margin-left="0.0mm" style:rel-width="100%" style:width="15.984cm" table:align="left"/>
    </style:style>
    <style:style style:family="table-column" style:name="a6b2a6d">
      <style:table-column-properties style:column-width="7.99mm"/>
    </style:style>
    <style:style style:family="table-column" style:name="a727e4c">
      <style:table-column-properties style:column-width="36.76mm"/>
    </style:style>
    <style:style style:family="table-column" style:name="a24e8a5">
      <style:table-column-properties style:column-width="115.08mm"/>
    </style:style>
  </office:automatic-styles>
  <office:body>
    <office:text>
      <table:table table:style-name="a1c13d1">
        <table:table-column table:style-name="a6b2a6d"/>
        <table:table-column table:style-name="a727e4c"/>
        <table:table-column table:style-name="a24e8a5"/>
        <table:table-row>
          <table:table-cell table:style-name="a04b285">
            <text:p text:style-name="a03ba67"><text:span text:style-name="a74becb">1</text:span></text:p>
          </table:table-cell>
          <table:table-cell table:style-name="acbb25d">
            <text:p text:style-name="afdd0ec">2</text:p>
          </table:table-cell>
          <table:table-cell table:style-name="a9442a0">
            <text:p text:style-name="afa3b36">3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 Light" svg:font-family="Calibri Light" svg:panose-1="2 15 3 2 2 2 4 3 2 4"/>
    <style:font-face style:font-family-generic="swiss" style:font-pitch="variable" style:name="Calibri" svg:font-family="Calibri" svg:panose-1="2 15 5 2 2 2 4 3 2 4"/>
  </office:font-face-decls>
  <office:styles>
    <style:default-style style:family="paragraph">
      <style:paragraph-properties fo:background-color="transparent" fo:border-bottom="none" fo:border-left="none" fo:border-right="none" fo:border-top="none" fo:line-height="107%" fo:margin-bottom="2.82mm" fo:padding-bottom="0.0mm" fo:padding-left="0.0mm" fo:padding-right="0.0mm" fo:padding-top="0.0mm" fo:text-align="left"/>
      <style:text-properties fo:background-color="transparent" fo:country="DE" fo:font-size="11.0pt" fo:font-style="normal" fo:font-weight="normal" fo:language="de" fo:letter-spacing="normal" style:font-name="Calibri" style:font-name-asian="Calibri" style:font-name-complex="Times New Roman" style:font-size-asian="11.0pt" style:font-style-asian="normal" style:font-style-complex="normal" style:font-weight-asian="normal" style:font-weight-complex="normal" style:text-position="0% 100%" style:use-window-font-color="true"/>
    </style:default-style>
    <style:style style:display-name="Normal" style:family="paragraph" style:name="Normal" style:parent-style-name="default_paragraph_style"/>
    <style:style style:display-name="Default Paragraph Font" style:family="text" style:name="DefaultParagraphFont" style:parent-style-name="default_character_style"/>
    <style:default-style style:family="graphic">
      <style:graphic-properties draw:fill="solid" draw:fill-color="#5b9bd5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31</dc:date>
    <meta:editing-cycles>2</meta:editing-cycles>
    <meta:editing-duration>PT0.011S</meta:editing-duration>
  </office:meta>
</office:document-meta>
</file>